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>
      <style:table-cell-properties fo:background-color="#ff33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ff3300"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mponente</text:p>
          </table:table-cell>
          <table:table-cell office:value-type="string">
            <text:p>%</text:p>
          </table:table-cell>
          <table:table-cell office:value-type="string">
            <text:p>screen</text:p>
          </table:table-cell>
          <table:table-cell table:number-columns-repeated="2"/>
        </table:table-row>
        <table:table-row table:style-name="ro1">
          <table:table-cell office:value-type="string">
            <text:p>alto</text:p>
          </table:table-cell>
          <table:table-cell table:style-name="ce1" office:value-type="float" office:value="1">
            <text:p>1</text:p>
          </table:table-cell>
          <table:table-cell table:style-name="ce4" table:formula="of:=[.B3]/[.E3]" office:value-type="percentage" office:value="0.0512820512820513">
            <text:p>5%</text:p>
          </table:table-cell>
          <table:table-cell office:value-type="string">
            <text:p>alto total </text:p>
          </table:table-cell>
          <table:table-cell office:value-type="float" office:value="19.5">
            <text:p>19,5</text:p>
          </table:table-cell>
          <table:table-cell/>
        </table:table-row>
        <table:table-row table:style-name="ro1">
          <table:table-cell office:value-type="string">
            <text:p>ancho</text:p>
          </table:table-cell>
          <table:table-cell table:style-name="ce1"/>
          <table:table-cell table:style-name="ce4" table:formula="of:=[.B4]/[.E4]" office:value-type="percentage" office:value="0">
            <text:p>0%</text:p>
          </table:table-cell>
          <table:table-cell office:value-type="string">
            <text:p>ancho total</text:p>
          </table:table-cell>
          <table:table-cell office:value-type="float" office:value="34.5">
            <text:p>34,5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>
            <text:p>pixels</text:p>
          </table:table-cell>
          <table:table-cell table:style-name="ce1" office:value-type="string">
            <text:p>centimetro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00">
            <text:p>500</text:p>
          </table:table-cell>
          <table:table-cell table:style-name="ce1"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.B9]*[.C10]/[.C9]" office:value-type="float" office:value="227.272727272727">
            <text:p>227</text:p>
          </table:table-cell>
          <table:table-cell table:style-name="ce3" office:value-type="float" office:value="5">
            <text:p>5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pixels</text:p>
          </table:table-cell>
          <table:table-cell office:value-type="string">
            <text:p>centímetro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00">
            <text:p>500</text:p>
          </table:table-cell>
          <table:table-cell table:style-name="ce1"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9">
            <text:p>329</text:p>
          </table:table-cell>
          <table:table-cell table:style-name="ce5" table:formula="of:=[.C16]*[.B17]/[.B16]" office:value-type="float" office:value="7.238">
            <text:p>7,2</text:p>
          </table:table-cell>
          <table:table-cell/>
          <table:table-cell office:value-type="string">
            <text:p>en moviles con ancho menor de 310 pixeles aparece una barra de scroll lateral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4"/>
          <table:table-cell office:value-type="float" office:value="861">
            <text:p>861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table:number-columns-repeated="5"/>
          <table:table-cell table:formula="of:=([.F27]-[.E27])/[.E27]" office:value-type="float" office:value="-0.144018583042973">
            <text:p>-0,144018583</text:p>
          </table:table-cell>
        </table:table-row>
        <table:table-row table:style-name="ro1">
          <table:table-cell table:number-columns-repeated="5"/>
          <table:table-cell table:formula="of:=100+[.F28]" office:value-type="float" office:value="99.855981416957">
            <text:p>99,855981417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24/07/2023</text:date>, <text:time>00:42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3T10:21:28.67</meta:creation-date>
    <meta:editing-duration>PT14H20M47S</meta:editing-duration>
    <meta:editing-cycles>3</meta:editing-cycles>
    <meta:generator>OpenOffice/4.1.14$Win32 OpenOffice.org_project/4114m1$Build-9811</meta:generator>
    <meta:initial-creator>Miguel Panchon</meta:initial-creator>
    <dc:date>2023-07-24T00:42:14.15</dc:date>
    <dc:creator>Miguel Panchon</dc:creator>
    <meta:document-statistic meta:table-count="3" meta:cell-count="30" meta:object-count="0"/>
  </office:meta>
</office:document-meta>
</file>